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Jameel Noori Nastaleeq" svg:font-family="'Jameel Noori Nastaleeq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family-generic="swiss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54.686cm" style:use-optimal-column-width="false"/>
    </style:style>
    <style:style style:name="co2" style:family="table-column">
      <style:table-column-properties style:column-width="4.126cm" style:use-optimal-column-width="false"/>
    </style:style>
    <style:style style:name="co3" style:family="table-column">
      <style:table-column-properties style:column-width="97.249cm" style:use-optimal-column-width="false"/>
    </style:style>
    <style:style style:name="ro1" style:family="table-row">
      <style:table-row-properties style:row-height="19.091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fo:color="#ffffff" loext:opacity="100%"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fo:color="#ffffff" loext:opacity="100%" style:font-name="Liberation Sans1" fo:font-size="200pt" fo:font-weight="bold" style:font-name-asian="Liberation Sans1" style:font-size-asian="200pt" style:font-weight-asian="bold" style:font-name-complex="Liberation Sans1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fo:color="#ffffff" loext:opacity="100%"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4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6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1" style:family="paragraph">
      <style:paragraph-properties fo:text-align="center" style:text-autospace="none" style:writing-mode="rl-tb"/>
      <style:text-properties fo:color="#ffffff" loext:opacity="100%"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fo:color="#ffffff" loext:opacity="100%"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text-align="center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P4" style:family="paragraph"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P5" style:family="paragraph"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T1" style:family="text">
      <style:text-properties fo:language="ur" fo:country="PK" style:font-name-asian="Jameel Noori Nastaleeq"/>
    </style:style>
    <style:style style:name="T2" style:family="text">
      <style:text-properties fo:color="#000000" loext:opacity="100%" fo:language="ur" fo:country="PK" style:font-name-asian="Jameel Noori Nastaleeq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6.06cm" svg:height="76.36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ہائے ہائے زینب،</text:span><text:span text:style-name="T1"><text:line-break/></text:span><text:span text:style-name="T1">ہائے ہائے شام</text:span></text:p>
              </table:table-cell>
              <table:table-cell table:style-name="ce2"/>
              <table:table-cell table:style-name="ce3">
                <text:p text:style-name="P2">Haye Haye Zainab<text:line-break/>Haye Haye Shaam</text:p>
              </table:table-cell>
            </table:table-row>
            <table:table-row table:style-name="ro1">
              <table:table-cell table:style-name="ce4">
                <text:p text:style-name="P3"><text:span text:style-name="T2">میری چادر لٹ لئی ظالما نے</text:span></text:p>
                <text:p text:style-name="P3"><text:span text:style-name="T2">دربار گئی میں بانجھ ردا</text:span></text:p>
              </table:table-cell>
              <table:table-cell table:style-name="ce5">
                <text:p text:style-name="P4">1</text:p>
              </table:table-cell>
              <table:table-cell table:style-name="ce6">
                <text:p text:style-name="P5">Meri chadar lut layi zaalima ne,<text:line-break/>Darbaar gayi main baanj rida</text:p>
              </table:table-cell>
            </table:table-row>
            <table:table-row table:style-name="ro1">
              <table:table-cell table:style-name="ce4">
                <text:p text:style-name="P3"><text:span text:style-name="T2">دورکھچ لائے سینر سکینہ دے</text:span></text:p>
                <text:p text:style-name="P3"><text:span text:style-name="T2">ہائے کہندی رئی بابا بابا</text:span></text:p>
              </table:table-cell>
              <table:table-cell table:style-name="ce5">
                <text:p text:style-name="P4">2</text:p>
              </table:table-cell>
              <table:table-cell table:style-name="ce6">
                <text:p text:style-name="P5">Dur khich laye sainr Sakina de,<text:line-break/>Haye kendi rai baba baba </text:p>
              </table:table-cell>
            </table:table-row>
            <table:table-row table:style-name="ro1">
              <table:table-cell table:style-name="ce4">
                <text:p text:style-name="P3"><text:span text:style-name="T2">رویا خون مہاری اس ویلے</text:span></text:p>
                <text:p text:style-name="P3"><text:span text:style-name="T2">جدوں آئی نظر انوں شام دی رات</text:span></text:p>
              </table:table-cell>
              <table:table-cell table:style-name="ce5">
                <text:p text:style-name="P4">3</text:p>
              </table:table-cell>
              <table:table-cell table:style-name="ce6">
                <text:p text:style-name="P5">Roya khun muhari us welay,<text:line-break/>Jadon ayi nazar ono Shaam di raat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Jameel Noori Nastaleeq" svg:font-family="'Jameel Noori Nastaleeq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1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Tahoma2" style:font-family-complex="Tahoma" style:font-family-generic-complex="swiss"/>
    </style:style>
    <style:style style:name="List" style:family="graphic">
      <style:paragraph-properties style:text-autospace="none"/>
      <style:text-properties style:font-name-complex="Tahoma2" style:font-family-complex="Tahoma" style:font-family-generic-complex="swiss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CA" style:letter-kerning="true" style:font-name-asian="Segoe UI" style:font-family-asian="'Segoe UI'" style:font-family-generic-asian="roman" style:font-pitch-asian="variable" style:font-size-asian="12pt" style:language-asian="zh" style:country-asian="CN" style:font-size-complex="12pt" style:language-complex="ar" style:country-complex="SA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Tahoma2" style:font-family-complex="Tahoma" style:font-family-generic-complex="swiss" style:font-size-complex="12pt" style:font-style-complex="italic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56.06cm" fo:page-height="76.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4T11:59:11.703817400</dc:date>
    <meta:editing-duration>PT48M52S</meta:editing-duration>
    <meta:editing-cycles>11</meta:editing-cycles>
    <meta:generator>LibreOffice/25.2.4.3$Windows_X86_64 LibreOffice_project/33e196637044ead23f5c3226cde09b47731f7e27</meta:generator>
    <meta:document-statistic meta:object-count="1"/>
  </office:meta>
</office:document-meta>
</file>